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B0000005DFAC44491.png"/>
  <manifest:file-entry manifest:media-type="" manifest:full-path="Pictures/200000020000032A000001AC4340F62C.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sha-clear-title">
      <style:graphic-properties draw:fill-color="#ffffff" draw:auto-grow-height="true" fo:min-height="5.479cm"/>
    </style:style>
    <style:style style:name="pr2" style:family="presentation" style:parent-style-name="lisha-clear-subtitle">
      <style:graphic-properties draw:fill-color="#ffffff" draw:auto-grow-height="true" fo:min-height="9cm"/>
    </style:style>
    <style:style style:name="pr3" style:family="presentation" style:parent-style-name="lisha-clear-notes">
      <style:graphic-properties draw:fill-color="#ffffff" draw:auto-grow-height="true" fo:min-height="10.588cm"/>
    </style:style>
    <style:style style:name="pr4" style:family="presentation" style:parent-style-name="lisha-clear-title">
      <style:graphic-properties draw:fill-color="#ffffff" draw:auto-grow-height="true" fo:min-height="1.906cm"/>
    </style:style>
    <style:style style:name="pr5" style:family="presentation" style:parent-style-name="lisha-clear-outline1">
      <style:graphic-properties draw:fill-color="#ffffff" draw:auto-grow-height="true" fo:min-height="15.876cm"/>
    </style:style>
    <style:style style:name="pr6" style:family="presentation" style:parent-style-name="lisha-clear-notes">
      <style:graphic-properties draw:fill-color="#ffffff" fo:min-height="10.588cm"/>
    </style:style>
    <style:style style:name="pr7" style:family="presentation" style:parent-style-name="lisha-clear-title">
      <style:graphic-properties fo:min-height="1.906cm"/>
    </style:style>
    <style:style style:name="pr8" style:family="presentation" style:parent-style-name="lisha-clear-outline1">
      <style:graphic-properties fo:min-height="15.876cm"/>
    </style:style>
    <style:style style:name="pr9" style:family="presentation" style:parent-style-name="lisha-clear-outline1">
      <style:graphic-properties fo:min-height="13.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weight="bold"/>
    </style:style>
    <style:style style:name="P3" style:family="paragraph">
      <style:paragraph-properties fo:margin-left="1.2cm" fo:margin-right="0cm" fo:text-align="center" fo:text-indent="-0.6cm"/>
    </style:style>
    <style:style style:name="P4" style:family="paragraph">
      <style:paragraph-properties fo:margin-left="1.2cm" fo:margin-right="0cm" fo:text-indent="-0.6cm"/>
    </style:style>
    <style:style style:name="P5" style:family="paragraph">
      <style:paragraph-properties fo:margin-left="0.6cm" fo:margin-right="0cm" fo:text-align="center" fo:text-indent="-0.6cm"/>
      <style:text-properties fo:font-size="32pt"/>
    </style:style>
    <style:style style:name="P6" style:family="paragraph">
      <style:paragraph-properties fo:margin-left="0cm" fo:margin-right="0cm" fo:text-indent="0cm"/>
    </style:style>
    <style:style style:name="P7" style:family="paragraph">
      <style:paragraph-properties fo:margin-left="1.7cm" fo:margin-right="0cm" fo:text-indent="-0.9cm"/>
    </style:style>
    <style:style style:name="P8" style:family="paragraph">
      <style:paragraph-properties fo:margin-left="1.7cm" fo:margin-right="0cm" fo:text-indent="-0.9cm"/>
      <style:text-properties fo:font-size="22pt" style:font-size-asian="22pt" style:font-size-complex="22pt"/>
    </style:style>
    <style:style style:name="P9" style:family="paragraph">
      <style:text-properties fo:font-size="24pt" style:font-size-asian="24pt" style:font-size-complex="24pt"/>
    </style:style>
    <style:style style:name="P10" style:family="paragraph">
      <style:text-properties fo:font-size="28pt" style:font-size-asian="28pt" style:font-size-complex="28pt"/>
    </style:style>
    <style:style style:name="P11" style:family="paragraph">
      <style:paragraph-properties fo:text-align="center"/>
    </style:style>
    <style:style style:name="P12" style:family="paragraph">
      <style:text-properties fo:font-size="30pt" style:font-size-asian="30pt" style:font-size-complex="30pt"/>
    </style:style>
    <style:style style:name="P13" style:family="paragraph">
      <style:text-properties fo:font-size="22pt" style:font-size-asian="22pt" style:font-size-complex="22pt"/>
    </style:style>
    <style:style style:name="P14" style:family="paragraph">
      <style:text-properties fo:font-size="36pt" style:font-size-asian="36pt" style:font-size-complex="36pt"/>
    </style:style>
    <style:style style:name="P15" style:family="paragraph">
      <style:text-properties fo:font-size="25pt" style:font-size-asian="25pt" style:font-size-complex="25pt"/>
    </style:style>
    <style:style style:name="P16" style:family="paragraph">
      <style:text-properties fo:font-size="35pt" style:font-size-asian="35pt" style:font-size-complex="35pt"/>
    </style:style>
    <style:style style:name="P17" style:family="paragraph">
      <style:text-properties fo:font-size="26pt" style:font-size-asian="26pt" style:font-size-complex="26pt"/>
    </style:style>
    <style:style style:name="P18" style:family="paragraph">
      <style:text-properties fo:font-size="32pt" style:font-size-asian="32pt" style:font-size-complex="32pt"/>
    </style:style>
    <style:style style:name="P19" style:family="paragraph">
      <style:text-properties fo:font-size="23pt" style:font-size-asian="23pt" style:font-size-complex="23pt"/>
    </style:style>
    <style:style style:name="T1" style:family="text">
      <style:text-properties fo:font-weight="bold"/>
    </style:style>
    <style:style style:name="T2" style:family="text">
      <style:text-properties fo:color="#004a4a" fo:font-family="'Nimbus Sans L'" style:font-pitch="variable" fo:font-size="32pt" fo:font-weight="normal" style:font-size-asian="24pt"/>
    </style:style>
    <style:style style:name="T3" style:family="text">
      <style:text-properties fo:color="#004a4a" fo:font-family="'Nimbus Mono L'" style:font-pitch="fixed" fo:font-size="24pt" fo:font-weight="normal" style:font-size-asian="24pt"/>
    </style:style>
    <style:style style:name="T4" style:family="text">
      <style:text-properties fo:color="#004a4a" fo:font-family="'Nimbus Sans L'" style:font-pitch="variable" fo:font-size="24pt" fo:font-weight="normal" style:font-size-asian="24pt"/>
    </style:style>
    <style:style style:name="T5" style:family="text">
      <style:text-properties fo:font-size="22pt" style:font-size-asian="22pt" style:font-size-complex="22pt"/>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4pt" style:font-size-asian="24pt" style:font-size-complex="24pt"/>
    </style:style>
    <style:style style:name="T8" style:family="text">
      <style:text-properties fo:font-size="28pt" style:font-size-asian="28pt" style:font-size-complex="28pt"/>
    </style:style>
    <style:style style:name="T9" style:family="text">
      <style:text-properties fo:font-size="30pt" style:font-size-asian="30pt" style:font-size-complex="30pt"/>
    </style:style>
    <style:style style:name="T10" style:family="text">
      <style:text-properties fo:font-size="36pt" style:font-size-asian="36pt" style:font-size-complex="36pt"/>
    </style:style>
    <style:style style:name="T11" style:family="text">
      <style:text-properties fo:font-size="25pt" style:font-size-asian="25pt" style:font-size-complex="25pt"/>
    </style:style>
    <style:style style:name="T12" style:family="text">
      <style:text-properties fo:font-size="23pt" style:font-size-asian="23pt" style:font-size-complex="23pt"/>
    </style:style>
    <style:style style:name="T13" style:family="text">
      <style:text-properties fo:font-size="35pt" style:font-size-asian="35pt" style:font-size-complex="35pt"/>
    </style:style>
    <style:style style:name="T14" style:family="text">
      <style:text-properties fo:font-size="26pt" style:font-size-asian="26pt" style:font-size-complex="26pt"/>
    </style:style>
    <style:style style:name="T15" style:family="text">
      <style:text-properties fo:font-size="32pt" style:font-size-asian="32pt" style:font-size-complex="3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isha-clear" presentation:presentation-page-layout-name="AL1T0">
        <office:forms form:automatic-focus="false" form:apply-design-mode="false"/>
        <draw:frame presentation:style-name="pr1" draw:text-style-name="P2" draw:layer="layout" svg:width="25.999cm" svg:height="5.479cm" svg:x="1cm" svg:y="3.819cm" presentation:class="title" presentation:user-transformed="true">
          <draw:text-box>
            <text:p text:style-name="P1"><text:span text:style-name="T1">Inserção de metadados referentes a detecção de objetos no H.264</text:span></text:p>
          </draw:text-box>
        </draw:frame>
        <draw:frame presentation:style-name="pr2" draw:text-style-name="P5" draw:layer="layout" svg:width="26cm" svg:height="9cm" svg:x="1cm" svg:y="11cm" presentation:class="subtitle" presentation:user-transformed="true">
          <draw:text-box>
            <text:p text:style-name="P3"><text:span text:style-name="T2">Tiago César Katcipis</text:span></text:p>
            <text:p text:style-name="P4"><text:span text:style-name="T3">katcipis@lisha.ufsc.br</text:span></text:p>
            <text:p text:style-name="P3"><text:span text:style-name="T3">http://www.lisha.ufsc.br/~katcipis</text:span></text:p>
            <text:p text:style-name="P3"><text:span text:style-name="T4"/></text:p>
            <text:p text:style-name="P3"><text:span text:style-name="T4">19/04/2011</text:span></text:p>
          </draw:text-box>
        </draw:frame>
        <presentation:notes draw:style-name="dp2">
          <draw:page-thumbnail draw:style-name="gr1" draw:layer="layout" svg:width="12.716cm" svg:height="9.537cm" svg:x="4.436cm" svg:y="2.791cm" draw:page-number="1"/>
          <draw:frame presentation:style-name="pr3" draw:text-style-name="P6" draw:layer="layout" svg:width="15.02cm" svg:height="10.588cm" svg:x="3.292cm" svg:y="13.255cm" presentation:class="notes" presentation:placeholder="true">
            <draw:text-box/>
          </draw:frame>
        </presentation:notes>
      </draw:page>
      <draw:page draw:name="page2" draw:style-name="dp1" draw:master-page-name="lisha-clear" presentation:presentation-page-layout-name="AL2T1">
        <office:forms form:automatic-focus="false" form:apply-design-mode="false"/>
        <draw:frame presentation:style-name="pr4" draw:text-style-name="P6" draw:layer="layout" svg:width="23.495cm" svg:height="1.906cm" svg:x="0.635cm" svg:y="0.635cm" presentation:class="title" presentation:user-transformed="true">
          <draw:text-box>
            <text:p text:style-name="P6">Objetivos</text:p>
          </draw:text-box>
        </draw:frame>
        <draw:frame presentation:style-name="pr5" draw:text-style-name="P8" draw:layer="layout" svg:width="26.67cm" svg:height="15.876cm" svg:x="0.635cm" svg:y="3.81cm" presentation:class="outline" presentation:user-transformed="true">
          <draw:text-box>
            <text:list text:style-name="L3">
              <text:list-item>
                <text:p text:style-name="P7"><text:span text:style-name="T5">Realizar um estudo breve dos algoritmos de detecção de padrões disponíveis hoje e a viabilidade de se utilizar um deles na solução.</text:span></text:p>
                <text:p text:style-name="P7"><text:span text:style-name="T5"/></text:p>
              </text:list-item>
              <text:list-item>
                <text:p text:style-name="P7"><text:span text:style-name="T5">Encontrar no codificador de referência H.264 quais os melhores pontos no processo de compressão para extrair os metadados, reaproveitando os algoritmos encontrados no H.264. Extrair os metadados com auxílio de um dos algoritmos de detecção de padrões estudados.</text:span></text:p>
                <text:p text:style-name="P7"><text:span text:style-name="T5"/></text:p>
              </text:list-item>
              <text:list-item>
                <text:p text:style-name="P7"><text:span text:style-name="T5">Inserir os metadados úteis no bitstream do vídeo H.264 sem alterar o vídeo e a conformidade dele com o padrão.</text:span></text:p>
                <text:p text:style-name="P7"><text:span text:style-name="T5"/></text:p>
              </text:list-item>
              <text:list-item>
                <text:p text:style-name="P7"><text:span text:style-name="T6">Recuperar os metadados do bitstream de vídeo de forma eficiente e útil.</text:span></text:p>
              </text:list-item>
            </text:list>
          </draw:text-box>
        </draw:frame>
        <presentation:notes draw:style-name="dp2">
          <draw:page-thumbnail draw:style-name="gr1" draw:layer="layout" svg:width="12.716cm" svg:height="9.537cm" svg:x="4.436cm" svg:y="2.791cm" draw:page-number="2" presentation:class="page"/>
          <draw:frame presentation:style-name="pr6" draw:text-style-name="P6" draw:layer="layout" svg:width="15.02cm" svg:height="10.588cm" svg:x="3.292cm" svg:y="13.255cm" presentation:class="notes" presentation:placeholder="true">
            <draw:text-box/>
          </draw:frame>
        </presentation:notes>
      </draw:page>
      <draw:page draw:name="page3"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Inserindo dados no bitstream</text:p>
          </draw:text-box>
        </draw:frame>
        <draw:frame presentation:style-name="pr8" draw:text-style-name="P9" draw:layer="layout" svg:width="26.67cm" svg:height="15.876cm" svg:x="0.635cm" svg:y="3.81cm" presentation:class="outline" presentation:user-transformed="true">
          <draw:text-box>
            <text:list text:style-name="L3">
              <text:list-item>
                <text:p><text:span text:style-name="T7">Para realizar a inserção de dados no bitstream sem estragar a conformidade do bitstream com o padrão H.264 foram utilizadas mensagens SEI (Supplemental Enhancement Information).</text:span></text:p>
                <text:p><text:span text:style-name="T7"/></text:p>
              </text:list-item>
              <text:list-item>
                <text:p><text:span text:style-name="T7">Mensagens SEI contêm informações que não são essenciais ao processo de decodificação mas que podem ser utilizadas para auxiliar a decodificação.</text:span></text:p>
                <text:p><text:span text:style-name="T7"/></text:p>
              </text:list-item>
              <text:list-item>
                <text:p><text:span text:style-name="T7">Mensagens SEI são enviadas em um NALU (Network Abstraction Layer Unit) do tipo SEI. Um NALU do tipo SEI pode conter uma ou mais mensagens SEI dentro dele.</text:span></text:p>
                <text:p><text:span text:style-name="T7"/></text:p>
              </text:list-item>
              <text:list-item>
                <text:p><text:span text:style-name="T7">Sua sintaxe e utilização são bem definidas na recomendação da ITU-T.</text:span></text:p>
              </text:list-item>
            </text:list>
          </draw:text-box>
        </draw:frame>
        <presentation:notes draw:style-name="dp2">
          <draw:page-thumbnail draw:style-name="gr1" draw:layer="layout" svg:width="12.716cm" svg:height="9.537cm" svg:x="4.436cm" svg:y="2.791cm" draw:page-number="3" presentation:class="page"/>
          <draw:frame presentation:style-name="pr6" draw:layer="layout" svg:width="15.02cm" svg:height="10.588cm" svg:x="3.292cm" svg:y="13.255cm" presentation:class="notes" presentation:placeholder="true">
            <draw:text-box/>
          </draw:frame>
        </presentation:notes>
      </draw:page>
      <draw:page draw:name="page4"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Inserindo dados no bitstream</text:p>
          </draw:text-box>
        </draw:frame>
        <draw:frame presentation:style-name="pr8" draw:text-style-name="P10" draw:layer="layout" svg:width="26.67cm" svg:height="15.876cm" svg:x="0.635cm" svg:y="3.81cm" presentation:class="outline" presentation:user-transformed="true">
          <draw:text-box>
            <text:list text:style-name="L3">
              <text:list-item>
                <text:p text:style-name="P10"><text:span text:style-name="T8">Cada mensagem SEI traz como cabeçalho o tipo do seu payload. A recomendação define diversos tipos de payload diferentes. Para a inserção de metadados foi escolhida a mensagen SEI do tipo “User data unregistered”.</text:span></text:p>
                <text:p text:style-name="P10"><text:span text:style-name="T8"/></text:p>
              </text:list-item>
              <text:list-item>
                <text:p text:style-name="P10"><text:span text:style-name="T8">De acordo com a recomendação mensagens “User data unregistered” não precisam ser utilizadas pelo decoder.</text:span></text:p>
                <text:p text:style-name="P10"><text:span text:style-name="T8"/></text:p>
              </text:list-item>
              <text:list-item>
                <text:p text:style-name="P10"><text:span text:style-name="T8">A recomendação não determina um tamanho máximo para um NALU do tipo SEI.</text:span></text:p>
              </text:list-item>
            </text:list>
          </draw:text-box>
        </draw:frame>
        <presentation:notes draw:style-name="dp2">
          <draw:page-thumbnail draw:style-name="gr1" draw:layer="layout" svg:width="12.716cm" svg:height="9.537cm" svg:x="4.436cm" svg:y="2.791cm" draw:page-number="4" presentation:class="page"/>
          <draw:frame presentation:style-name="pr6" draw:layer="layout" svg:width="15.02cm" svg:height="10.588cm" svg:x="3.292cm" svg:y="13.255cm" presentation:class="notes" presentation:placeholder="true">
            <draw:text-box/>
          </draw:frame>
        </presentation:notes>
      </draw:page>
      <draw:page draw:name="page5"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SEI NALU</text:p>
          </draw:text-box>
        </draw:frame>
        <draw:frame draw:style-name="gr2" draw:text-style-name="P11" draw:layer="layout" svg:width="23.294cm" svg:height="12.308cm" svg:x="2.54cm" svg:y="5.08cm">
          <draw:image xlink:href="Pictures/200000020000032A000001AC4340F62C.eps" xlink:type="simple" xlink:show="embed" xlink:actuate="onLoad">
            <text:p/>
          </draw:image>
        </draw:frame>
        <presentation:notes draw:style-name="dp2">
          <draw:page-thumbnail draw:style-name="gr1" draw:layer="layout" svg:width="12.716cm" svg:height="9.537cm" svg:x="4.436cm" svg:y="2.791cm" draw:page-number="5" presentation:class="page"/>
          <draw:frame presentation:style-name="pr6" draw:layer="layout" svg:width="15.02cm" svg:height="10.588cm" svg:x="3.292cm" svg:y="13.255cm" presentation:class="notes" presentation:placeholder="true">
            <draw:text-box/>
          </draw:frame>
        </presentation:notes>
      </draw:page>
      <draw:page draw:name="page6" draw:style-name="dp1" draw:master-page-name="lisha-clear" presentation:presentation-page-layout-name="AL2T1">
        <office:forms form:automatic-focus="false" form:apply-design-mode="false"/>
        <draw:frame presentation:style-name="pr7" draw:text-style-name="P12" draw:layer="layout" svg:width="23.495cm" svg:height="1.906cm" svg:x="0.635cm" svg:y="0.635cm" presentation:class="title" presentation:user-transformed="true">
          <draw:text-box>
            <text:p><text:span text:style-name="T9">Inserindo dados no bitstream – na prática</text:span></text:p>
          </draw:text-box>
        </draw:frame>
        <draw:frame presentation:style-name="pr8" draw:text-style-name="P13" draw:layer="layout" svg:width="26.67cm" svg:height="15.876cm" svg:x="0.635cm" svg:y="3.71cm" presentation:class="outline" presentation:user-transformed="true">
          <draw:text-box>
            <text:list text:style-name="L3">
              <text:list-item>
                <text:p><text:span text:style-name="T5">Foi utilizado em todo o trabalho o software de referência do H.264 (H.264/AVC JM Reference Software). A versão utilizada ao longo do estudo é a 17.2, o download dela pode ser realizado gratuitamente em </text:span><text:span text:style-name="T5"><text:a xlink:href="http://iphome.hhi.de/suehring/tml/download">http://iphome.hhi.de/suehring/tml/download</text:a></text:span><text:span text:style-name="T5">.</text:span></text:p>
                <text:p><text:span text:style-name="T5"/></text:p>
              </text:list-item>
              <text:list-item>
                <text:p><text:span text:style-name="T5">O software de referência já possui mecanismo para envio/recebimento de mensagens SEI do tipo Userdata Unregistered, porém enviava apenas uma mensagem por vídeo codificado e era uma mensagem de texto terminada em 0.</text:span></text:p>
                <text:p><text:span text:style-name="T5"/></text:p>
              </text:list-item>
              <text:list-item>
                <text:p><text:span text:style-name="T5">Ele foi extendido para enviar várias mensagens por vídeo, com tamanhos variados, sem necessariamente ser texto terminado em 0.</text:span></text:p>
                <text:p><text:span text:style-name="T5"/></text:p>
              </text:list-item>
              <text:list-item>
                <text:p><text:span text:style-name="T5">Com essa extensão foram realizados alguns testes.</text:span></text:p>
              </text:list-item>
            </text:list>
          </draw:text-box>
        </draw:frame>
        <presentation:notes draw:style-name="dp2">
          <draw:page-thumbnail draw:style-name="gr1" draw:layer="layout" svg:width="12.716cm" svg:height="9.537cm" svg:x="4.436cm" svg:y="2.791cm" draw:page-number="6" presentation:class="page"/>
          <draw:frame presentation:style-name="pr6" draw:layer="layout" svg:width="15.02cm" svg:height="10.588cm" svg:x="3.292cm" svg:y="13.255cm" presentation:class="notes" presentation:placeholder="true">
            <draw:text-box/>
          </draw:frame>
        </presentation:notes>
      </draw:page>
      <draw:page draw:name="page7"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text:span text:style-name="T9">Inserindo dados no bitstream – testes</text:span></text:p>
          </draw:text-box>
        </draw:frame>
        <draw:frame presentation:style-name="pr8" draw:text-style-name="P10" draw:layer="layout" svg:width="26.67cm" svg:height="15.876cm" svg:x="0.635cm" svg:y="3.81cm" presentation:class="outline" presentation:user-transformed="true">
          <draw:text-box>
            <text:list text:style-name="L3">
              <text:list-item>
                <text:p text:style-name="P10"><text:span text:style-name="T8">Primeiro <text:s/>teste - Envio de uma mensagem SEI <text:s/>Userdata não registrada contendo dados não terminados em 0 (texto). </text:span></text:p>
                <text:p text:style-name="P10"><text:span text:style-name="T8"/></text:p>
              </text:list-item>
              <text:list-item>
                <text:p text:style-name="P10"><text:span text:style-name="T8">Segundo teste - Envio de diversas mensagens SEI no mesmo vídeo, todas de tamanhos diferentes, mas inseridas sequencialmente no bitstream. </text:span></text:p>
                <text:p text:style-name="P10"><text:span text:style-name="T8"/></text:p>
              </text:list-item>
              <text:list-item>
                <text:p text:style-name="P10"><text:span text:style-name="T8">Terceiro teste – Envio de diversas mensagens SEI no mesmo vídeo, intercaladas entre os frames de vídeo. </text:span></text:p>
              </text:list-item>
            </text:list>
          </draw:text-box>
        </draw:frame>
        <presentation:notes draw:style-name="dp2">
          <draw:page-thumbnail draw:style-name="gr1" draw:layer="layout" svg:width="12.716cm" svg:height="9.537cm" svg:x="4.436cm" svg:y="2.791cm" draw:page-number="7" presentation:class="page"/>
          <draw:frame presentation:style-name="pr6" draw:layer="layout" svg:width="15.02cm" svg:height="10.588cm" svg:x="3.292cm" svg:y="13.255cm" presentation:class="notes" presentation:placeholder="true">
            <draw:text-box/>
          </draw:frame>
        </presentation:notes>
      </draw:page>
      <draw:page draw:name="page8"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text:span text:style-name="T9">Inserindo dados no bitstream – resultados</text:span></text:p>
          </draw:text-box>
        </draw:frame>
        <draw:frame presentation:style-name="pr8" draw:layer="layout" svg:width="26.67cm" svg:height="15.876cm" svg:x="0.635cm" svg:y="3.81cm" presentation:class="outline" presentation:user-transformed="true">
          <draw:text-box>
            <text:list text:style-name="L3">
              <text:list-item>
                <text:p>Os dados inseridos no bitstream foram recuperados com sucesso no decoder.</text:p>
                <text:p/>
              </text:list-item>
              <text:list-item>
                <text:p>O decoder de referência conseguiu decodificar o bitstream para vídeo yuv raw com todo o vídeo original.</text:p>
                <text:p/>
              </text:list-item>
              <text:list-item>
                <text:p>O bitstream mostrou ser compatível com gstreamer.</text:p>
              </text:list-item>
            </text:list>
          </draw:text-box>
        </draw:frame>
        <presentation:notes draw:style-name="dp2">
          <draw:page-thumbnail draw:style-name="gr1" draw:layer="layout" svg:width="12.716cm" svg:height="9.537cm" svg:x="4.436cm" svg:y="2.791cm" draw:page-number="8" presentation:class="page"/>
          <draw:frame presentation:style-name="pr6" draw:layer="layout" svg:width="15.02cm" svg:height="10.588cm" svg:x="3.292cm" svg:y="13.255cm" presentation:class="notes" presentation:placeholder="true">
            <draw:text-box/>
          </draw:frame>
        </presentation:notes>
      </draw:page>
      <draw:page draw:name="page9"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text:span text:style-name="T9">Inserindo dados no bitstream – conclusão</text:span></text:p>
          </draw:text-box>
        </draw:frame>
        <draw:frame presentation:style-name="pr9" draw:text-style-name="P11" draw:layer="layout" svg:width="26.67cm" svg:height="13.336cm" svg:x="0.635cm" svg:y="6.35cm" presentation:class="outline" presentation:user-transformed="true">
          <draw:text-box>
            <text:list text:style-name="L3">
              <text:list-item>
                <text:p text:style-name="P11">Dessa maneira, utilizando mensagens SEI Userdata não registradas é possível enviar dados que não fazem parte do processo de decodificação.</text:p>
              </text:list-item>
            </text:list>
          </draw:text-box>
        </draw:frame>
        <presentation:notes draw:style-name="dp2">
          <draw:page-thumbnail draw:style-name="gr1" draw:layer="layout" svg:width="12.716cm" svg:height="9.537cm" svg:x="4.436cm" svg:y="2.791cm" draw:page-number="9" presentation:class="page"/>
          <draw:frame presentation:style-name="pr6" draw:layer="layout" svg:width="15.02cm" svg:height="10.588cm" svg:x="3.292cm" svg:y="13.255cm" presentation:class="notes" presentation:placeholder="true">
            <draw:text-box/>
          </draw:frame>
        </presentation:notes>
      </draw:page>
      <draw:page draw:name="page10" draw:style-name="dp1" draw:master-page-name="lisha-clear" presentation:presentation-page-layout-name="AL2T1">
        <office:forms form:automatic-focus="false" form:apply-design-mode="false"/>
        <draw:frame presentation:style-name="pr7" draw:text-style-name="P14" draw:layer="layout" svg:width="23.495cm" svg:height="1.906cm" svg:x="0.635cm" svg:y="0.635cm" presentation:class="title" presentation:user-transformed="true">
          <draw:text-box>
            <text:p><text:span text:style-name="T10">Algoritmos de detecção de padrões</text:span></text:p>
          </draw:text-box>
        </draw:frame>
        <draw:frame presentation:style-name="pr8" draw:layer="layout" svg:width="26.67cm" svg:height="15.876cm" svg:x="0.635cm" svg:y="3.81cm" presentation:class="outline" presentation:user-transformed="true">
          <draw:text-box>
            <text:list text:style-name="L3">
              <text:list-item>
                <text:p>Existem diversos algoritmos diferentes, alguns trabalham com diferenças nas cores, outros com imagens em escala de cinza, outros trabalham nos coeficientes do vídeo já codificado.</text:p>
                <text:p/>
              </text:list-item>
              <text:list-item>
                <text:p>É importante que exista uma implementação pronta do algoritmo a ser utilizado, já que por limitação de tempo seria difícil escolher um algoritmo e ainda ter de implementá-lo.</text:p>
              </text:list-item>
            </text:list>
          </draw:text-box>
        </draw:frame>
        <presentation:notes draw:style-name="dp2">
          <draw:page-thumbnail draw:style-name="gr1" draw:layer="layout" svg:width="12.716cm" svg:height="9.537cm" svg:x="4.436cm" svg:y="2.791cm" draw:page-number="10" presentation:class="page"/>
          <draw:frame presentation:style-name="pr6" draw:layer="layout" svg:width="15.02cm" svg:height="10.588cm" svg:x="3.292cm" svg:y="13.255cm" presentation:class="notes" presentation:placeholder="true">
            <draw:text-box/>
          </draw:frame>
        </presentation:notes>
      </draw:page>
      <draw:page draw:name="page11"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text:span text:style-name="T10">Algoritmos de detecção de padrões</text:span></text:p>
          </draw:text-box>
        </draw:frame>
        <draw:frame presentation:style-name="pr8" draw:text-style-name="P10" draw:layer="layout" svg:width="26.67cm" svg:height="15.876cm" svg:x="0.635cm" svg:y="3.81cm" presentation:class="outline" presentation:user-transformed="true">
          <draw:text-box>
            <text:list text:style-name="L3">
              <text:list-header>
                <text:p><text:span text:style-name="T8"/></text:p>
              </text:list-header>
              <text:list-item>
                <text:p><text:span text:style-name="T8">Bibliotecas estudadas mais de perto:</text:span></text:p>
                <text:p><text:span text:style-name="T8"/></text:p>
              </text:list-item>
              <text:list-item>
                <text:p><text:span text:style-name="T8">Torch3Vision</text:span></text:p>
              </text:list-item>
              <text:list-item>
                <text:p><text:span text:style-name="T8">OpenCV </text:span></text:p>
              </text:list-item>
              <text:list-item>
                <text:p><text:span text:style-name="T8">Mimas.</text:span></text:p>
                <text:p><text:span text:style-name="T8"/></text:p>
              </text:list-item>
              <text:list-item>
                <text:p><text:span text:style-name="T8">Para uma lista mais completa de bibliotecas de visão computacional disponíveis:</text:span></text:p>
                <text:p><text:span text:style-name="T8"/></text:p>
                <text:p><text:span text:style-name="T11">http://digi.physic.ut.ee/mw/index.php/Computer_vision_libraries</text:span></text:p>
              </text:list-item>
            </text:list>
          </draw:text-box>
        </draw:frame>
        <presentation:notes draw:style-name="dp2">
          <draw:page-thumbnail draw:style-name="gr1" draw:layer="layout" svg:width="12.716cm" svg:height="9.537cm" svg:x="4.436cm" svg:y="2.791cm" draw:page-number="11" presentation:class="page"/>
          <draw:frame presentation:style-name="pr6" draw:layer="layout" svg:width="15.02cm" svg:height="10.588cm" svg:x="3.292cm" svg:y="13.255cm" presentation:class="notes" presentation:placeholder="true">
            <draw:text-box/>
          </draw:frame>
        </presentation:notes>
      </draw:page>
      <draw:page draw:name="page12"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text:span text:style-name="T10">Algoritmos de detecção de padrões</text:span></text:p>
          </draw:text-box>
        </draw:frame>
        <draw:frame presentation:style-name="pr8" draw:text-style-name="P10" draw:layer="layout" svg:width="26.67cm" svg:height="15.876cm" svg:x="0.635cm" svg:y="3.81cm" presentation:class="outline" presentation:user-transformed="true">
          <draw:text-box>
            <text:list text:style-name="L3">
              <text:list-item>
                <text:p><text:span text:style-name="T8">OpenCV mostrou ser a biblioteca mais fácil de utilizar, possui boa documentação, incluindo livros, tutoriais, etc.</text:span></text:p>
                <text:p><text:span text:style-name="T8"/></text:p>
              </text:list-item>
              <text:list-item>
                <text:p><text:span text:style-name="T8">Implementa um algoritmo eficiente de detecção de padrões chamado Classificador em cascata Haar (por utilizar um subconjunto dos Haar wavelets).</text:span></text:p>
                <text:p><text:span text:style-name="T8"/></text:p>
              </text:list-item>
              <text:list-item>
                <text:p><text:span text:style-name="T8">Ele pode ser treinado para encontrar qualquer padrão em uma imagem estática (o treinamento é salvo como um arquivo xml, que é carregado ao criar um classificador). E já conta com um bom treinamento para encontrar faces frontais.</text:span></text:p>
              </text:list-item>
            </text:list>
          </draw:text-box>
        </draw:frame>
        <presentation:notes draw:style-name="dp2">
          <draw:page-thumbnail draw:style-name="gr1" draw:layer="layout" svg:width="12.716cm" svg:height="9.537cm" svg:x="4.436cm" svg:y="2.791cm" draw:page-number="12" presentation:class="page"/>
          <draw:frame presentation:style-name="pr6" draw:layer="layout" svg:width="15.02cm" svg:height="10.588cm" svg:x="3.292cm" svg:y="13.255cm" presentation:class="notes" presentation:placeholder="true">
            <draw:text-box/>
          </draw:frame>
        </presentation:notes>
      </draw:page>
      <draw:page draw:name="page13" draw:style-name="dp1" draw:master-page-name="lisha-clear" presentation:presentation-page-layout-name="AL2T1">
        <office:forms form:automatic-focus="false" form:apply-design-mode="false"/>
        <draw:frame presentation:style-name="pr7" draw:text-style-name="P10" draw:layer="layout" svg:width="23.495cm" svg:height="1.906cm" svg:x="0.635cm" svg:y="0.635cm" presentation:class="title" presentation:user-transformed="true">
          <draw:text-box>
            <text:p><text:span text:style-name="T8">Algoritmos de detecção de padrões</text:span></text:p>
          </draw:text-box>
        </draw:frame>
        <draw:frame presentation:style-name="pr8" draw:layer="layout" svg:width="26.67cm" svg:height="15.876cm" svg:x="0.635cm" svg:y="3.81cm" presentation:class="outline" presentation:user-transformed="true">
          <draw:text-box>
            <text:list text:style-name="L3">
              <text:list-header>
                <text:p/>
              </text:list-header>
              <text:list-item>
                <text:p>Documentação OpenCV e Haar:</text:p>
                <text:p/>
                <text:p><text:span text:style-name="T12"><text:a xlink:href="http://opencv.willowgarage.com/wiki/">http://opencv.willowgarage.com/wiki/</text:a></text:span></text:p>
                <text:p><text:span text:style-name="T12"><text:a xlink:href="http://opencv.willowgarage.com/wiki/FaceDetection">http://opencv.willowgarage.com/wiki/FaceDetection</text:a></text:span></text:p>
                <text:p><text:span text:style-name="T12"><text:a xlink:href="http://opencv.willowgarage.com/documentation/object_detection.html">http://opencv.willowgarage.com/documentation/object_detection.html</text:a></text:span></text:p>
                <text:p/>
              </text:list-item>
            </text:list>
          </draw:text-box>
        </draw:frame>
        <presentation:notes draw:style-name="dp2">
          <draw:page-thumbnail draw:style-name="gr1" draw:layer="layout" svg:width="12.716cm" svg:height="9.537cm" svg:x="4.436cm" svg:y="2.791cm" draw:page-number="13" presentation:class="page"/>
          <draw:frame presentation:style-name="pr6" draw:layer="layout" svg:width="15.02cm" svg:height="10.588cm" svg:x="3.292cm" svg:y="13.255cm" presentation:class="notes" presentation:placeholder="true">
            <draw:text-box/>
          </draw:frame>
        </presentation:notes>
      </draw:page>
      <draw:page draw:name="page14"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Extração de imagens raw</text:p>
          </draw:text-box>
        </draw:frame>
        <draw:frame presentation:style-name="pr8" draw:text-style-name="P15" draw:layer="layout" svg:width="26.67cm" svg:height="15.876cm" svg:x="0.635cm" svg:y="3.81cm" presentation:class="outline" presentation:user-transformed="true">
          <draw:text-box>
            <text:list text:style-name="L3">
              <text:list-item>
                <text:p><text:span text:style-name="T11">Cada frame antes de ser codificado é processado pelo Classificador Haar do OpenCV, se ele possui algum objeto de interesse, a região retangular onde se encontra o objeto de interesse é copiada do frame original e inserida como uma mensagem SEI.</text:span></text:p>
                <text:p><text:span text:style-name="T11"/></text:p>
              </text:list-item>
              <text:list-item>
                <text:p><text:span text:style-name="T11">Como o classificador Haar trabalha em escala de cinza a única informação necessária do codificador é o plano luma do frame, as informações de cor não são necessárias.</text:span></text:p>
                <text:p><text:span text:style-name="T11"/></text:p>
              </text:list-item>
              <text:list-item>
                <text:p><text:span text:style-name="T11">Nos testes foi utilizado o treinamento de busca por faces frontais.</text:span></text:p>
              </text:list-item>
            </text:list>
          </draw:text-box>
        </draw:frame>
        <presentation:notes draw:style-name="dp2">
          <draw:page-thumbnail draw:style-name="gr1" draw:layer="layout" svg:width="12.716cm" svg:height="9.537cm" svg:x="4.436cm" svg:y="2.791cm" draw:page-number="14" presentation:class="page"/>
          <draw:frame presentation:style-name="pr6" draw:layer="layout" svg:width="15.02cm" svg:height="10.588cm" svg:x="3.292cm" svg:y="13.255cm" presentation:class="notes" presentation:placeholder="true">
            <draw:text-box/>
          </draw:frame>
        </presentation:notes>
      </draw:page>
      <draw:page draw:name="page15" draw:style-name="dp1" draw:master-page-name="lisha-clear" presentation:presentation-page-layout-name="AL2T1">
        <office:forms form:automatic-focus="false" form:apply-design-mode="false"/>
        <draw:frame presentation:style-name="pr7" draw:text-style-name="P16" draw:layer="layout" svg:width="23.495cm" svg:height="1.906cm" svg:x="0.635cm" svg:y="0.635cm" presentation:class="title" presentation:user-transformed="true">
          <draw:text-box>
            <text:p><text:span text:style-name="T13">Extração de imagens raw - resultados</text:span></text:p>
          </draw:text-box>
        </draw:frame>
        <draw:frame presentation:style-name="pr8" draw:layer="layout" svg:width="26.67cm" svg:height="15.876cm" svg:x="0.635cm" svg:y="3.81cm" presentation:class="outline">
          <draw:text-box>
            <text:list text:style-name="L3">
              <text:list-header>
                <text:p/>
                <text:p/>
              </text:list-header>
              <text:list-item>
                <text:p>Todas as faces detectadas e inseridas no bitstream pelo codificador foram recuperadas no decoder com sucesso.</text:p>
                <text:p/>
              </text:list-item>
              <text:list-item>
                <text:p>Nos vídeos testados não foi encontrado nenhum falso positivo ou falso negativo.</text:p>
                <text:p/>
              </text:list-item>
            </text:list>
          </draw:text-box>
        </draw:frame>
        <presentation:notes draw:style-name="dp2">
          <draw:page-thumbnail draw:style-name="gr1" draw:layer="layout" svg:width="12.716cm" svg:height="9.537cm" svg:x="4.436cm" svg:y="2.791cm" draw:page-number="15" presentation:class="page"/>
          <draw:frame presentation:style-name="pr6" draw:layer="layout" svg:width="15.02cm" svg:height="10.588cm" svg:x="3.292cm" svg:y="13.255cm" presentation:class="notes" presentation:placeholder="true">
            <draw:text-box/>
          </draw:frame>
        </presentation:notes>
      </draw:page>
      <draw:page draw:name="page16" draw:style-name="dp1" draw:master-page-name="lisha-clear" presentation:presentation-page-layout-name="AL2T1">
        <office:forms form:automatic-focus="false" form:apply-design-mode="false"/>
        <draw:frame presentation:style-name="pr7" draw:text-style-name="P12" draw:layer="layout" svg:width="23.495cm" svg:height="1.906cm" svg:x="0.635cm" svg:y="0.635cm" presentation:class="title" presentation:user-transformed="true">
          <draw:text-box>
            <text:p><text:span text:style-name="T9">Extração de imagens raw - desempenho</text:span></text:p>
          </draw:text-box>
        </draw:frame>
        <draw:frame presentation:style-name="pr8" draw:text-style-name="P17" draw:layer="layout" svg:width="26.67cm" svg:height="15.876cm" svg:x="0.635cm" svg:y="3.81cm" presentation:class="outline" presentation:user-transformed="true">
          <draw:text-box>
            <text:list text:style-name="L3">
              <text:list-item>
                <text:p text:style-name="P17"><text:span text:style-name="T14">Profiling do desempenho do codificador com e sem a detecção de padrões do OpenCV foi realizada utilizando o relatório de tempo gasto para codificar cada frame (gerado pelo próprio codificador). </text:span></text:p>
                <text:p text:style-name="P17"><text:span text:style-name="T14"/></text:p>
              </text:list-item>
              <text:list-item>
                <text:p text:style-name="P17"><text:span text:style-name="T14">Foram testados dois vídeos (obtidos em </text:span><text:span text:style-name="T14"><text:a xlink:href="http://media.xiph.org/video/derf">http://media.xiph.org/video/derf</text:a></text:span><text:span text:style-name="T14">). O vídeo akiyo possui 300 frames positivos (possui objeto de interesse, nesse caso uma face), o vídeo coastguard possui 300 frames negativos (sem faces).</text:span></text:p>
                <text:p text:style-name="P17"><text:span text:style-name="T14"/></text:p>
              </text:list-item>
            </text:list>
          </draw:text-box>
        </draw:frame>
        <presentation:notes draw:style-name="dp2">
          <draw:page-thumbnail draw:style-name="gr1" draw:layer="layout" svg:width="12.716cm" svg:height="9.537cm" svg:x="4.436cm" svg:y="2.791cm" draw:page-number="16" presentation:class="page"/>
          <draw:frame presentation:style-name="pr6" draw:layer="layout" svg:width="15.02cm" svg:height="10.588cm" svg:x="3.292cm" svg:y="13.255cm" presentation:class="notes" presentation:placeholder="true">
            <draw:text-box/>
          </draw:frame>
        </presentation:notes>
      </draw:page>
      <draw:page draw:name="page17" draw:style-name="dp1" draw:master-page-name="lisha-clear" presentation:presentation-page-layout-name="AL2T1">
        <office:forms form:automatic-focus="false" form:apply-design-mode="false"/>
        <draw:frame presentation:style-name="pr7" draw:text-style-name="P12" draw:layer="layout" svg:width="23.495cm" svg:height="1.906cm" svg:x="0.635cm" svg:y="0.635cm" presentation:class="title" presentation:user-transformed="true">
          <draw:text-box>
            <text:p><text:span text:style-name="T9">Resultados teste desempenho - Akiyo</text:span></text:p>
          </draw:text-box>
        </draw:frame>
        <draw:frame presentation:style-name="pr8" draw:layer="layout" svg:width="26.67cm" svg:height="15.876cm" svg:x="0.635cm" svg:y="3.81cm" presentation:class="outline" presentation:user-transformed="true">
          <draw:text-box>
            <text:list text:style-name="L3">
              <text:list-item>
                <text:p>Com opencv integrado:</text:p>
                <text:p>Total encoding time for the seq. <text:s/>: 7956.914 sec (0.04 fps)</text:p>
                <text:p/>
              </text:list-item>
              <text:list-item>
                <text:p>Sem opencv integrado:</text:p>
                <text:p>Total encoding time for the seq. <text:s/>: 7920.660 sec (0.04 fps)</text:p>
                <text:p/>
              </text:list-item>
              <text:list-item>
                <text:p>Speedup = 7920.660 / 7956.914 = 0,9954</text:p>
              </text:list-item>
            </text:list>
          </draw:text-box>
        </draw:frame>
        <presentation:notes draw:style-name="dp2">
          <draw:page-thumbnail draw:style-name="gr1" draw:layer="layout" svg:width="12.716cm" svg:height="9.537cm" svg:x="4.436cm" svg:y="2.791cm" draw:page-number="17" presentation:class="page"/>
          <draw:frame presentation:style-name="pr6" draw:layer="layout" svg:width="15.02cm" svg:height="10.588cm" svg:x="3.292cm" svg:y="13.255cm" presentation:class="notes" presentation:placeholder="true">
            <draw:text-box/>
          </draw:frame>
        </presentation:notes>
      </draw:page>
      <draw:page draw:name="page18"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text:span text:style-name="T9">Resultados teste desempenho - Coastguard</text:span></text:p>
          </draw:text-box>
        </draw:frame>
        <draw:frame presentation:style-name="pr8" draw:layer="layout" svg:width="26.67cm" svg:height="15.876cm" svg:x="0.635cm" svg:y="3.81cm" presentation:class="outline">
          <draw:text-box>
            <text:list text:style-name="L3">
              <text:list-item>
                <text:p>Com OpenCV integrado:</text:p>
                <text:p>Total encoding time for the seq. <text:s/>: 10144.286 sec (0.03 fps)</text:p>
                <text:p/>
              </text:list-item>
              <text:list-item>
                <text:p>Sem OpenCV integrado:</text:p>
                <text:p>Total encoding time for the seq. <text:s/>: 10327.275 sec (0.03 fps)</text:p>
                <text:p/>
              </text:list-item>
              <text:list-item>
                <text:p>Speedup = 10327.275 / 10144.286 = 1,018</text:p>
              </text:list-item>
            </text:list>
          </draw:text-box>
        </draw:frame>
        <presentation:notes draw:style-name="dp2">
          <draw:page-thumbnail draw:style-name="gr1" draw:layer="layout" svg:width="12.716cm" svg:height="9.537cm" svg:x="4.436cm" svg:y="2.791cm" draw:page-number="18" presentation:class="page"/>
          <draw:frame presentation:style-name="pr6" draw:layer="layout" svg:width="15.02cm" svg:height="10.588cm" svg:x="3.292cm" svg:y="13.255cm" presentation:class="notes" presentation:placeholder="true">
            <draw:text-box/>
          </draw:frame>
        </presentation:notes>
      </draw:page>
      <draw:page draw:name="page19" draw:style-name="dp1" draw:master-page-name="lisha-clear" presentation:presentation-page-layout-name="AL2T1">
        <office:forms form:automatic-focus="false" form:apply-design-mode="false"/>
        <draw:frame presentation:style-name="pr7" draw:text-style-name="P16" draw:layer="layout" svg:width="23.495cm" svg:height="1.906cm" svg:x="0.635cm" svg:y="0.635cm" presentation:class="title" presentation:user-transformed="true">
          <draw:text-box>
            <text:p><text:span text:style-name="T13">Extração de imagens raw - vantagens</text:span></text:p>
          </draw:text-box>
        </draw:frame>
        <draw:frame presentation:style-name="pr8" draw:text-style-name="P12" draw:layer="layout" svg:width="26.67cm" svg:height="15.876cm" svg:x="0.635cm" svg:y="3.81cm" presentation:class="outline" presentation:user-transformed="true">
          <draw:text-box>
            <text:list text:style-name="L3">
              <text:list-item>
                <text:p><text:span text:style-name="T9">Como o objeto de interesse é inserido no bitstream sem ser comprimido, isso possibilita que o objeto seja recuperado do bitstream e seja utilizado por um algoritmo mais pesado e que necessita das informações que normalmente só existem no frame original (biometria por exemplo).</text:span></text:p>
                <text:p><text:span text:style-name="T9"/></text:p>
              </text:list-item>
              <text:list-item>
                <text:p><text:span text:style-name="T9">No caso das faces seria possível construir uma base de dados de faces conhecidas, tendo as faces em alta resolução não comprimidas (melhor qualidade possível).</text:span></text:p>
              </text:list-item>
            </text:list>
          </draw:text-box>
        </draw:frame>
        <presentation:notes draw:style-name="dp2">
          <draw:page-thumbnail draw:style-name="gr1" draw:layer="layout" svg:width="12.716cm" svg:height="9.537cm" svg:x="4.436cm" svg:y="2.791cm" draw:page-number="19" presentation:class="page"/>
          <draw:frame presentation:style-name="pr6" draw:layer="layout" svg:width="15.02cm" svg:height="10.588cm" svg:x="3.292cm" svg:y="13.255cm" presentation:class="notes" presentation:placeholder="true">
            <draw:text-box/>
          </draw:frame>
        </presentation:notes>
      </draw:page>
      <draw:page draw:name="page20" draw:style-name="dp1" draw:master-page-name="lisha-clear" presentation:presentation-page-layout-name="AL2T1">
        <office:forms form:automatic-focus="false" form:apply-design-mode="false"/>
        <draw:frame presentation:style-name="pr7" draw:text-style-name="P18" draw:layer="layout" svg:width="23.495cm" svg:height="1.906cm" svg:x="0.635cm" svg:y="0.635cm" presentation:class="title" presentation:user-transformed="true">
          <draw:text-box>
            <text:p><text:span text:style-name="T15">Extração de imagens raw - desvantagens</text:span></text:p>
          </draw:text-box>
        </draw:frame>
        <draw:frame presentation:style-name="pr8" draw:layer="layout" svg:width="26.67cm" svg:height="15.876cm" svg:x="0.635cm" svg:y="3.81cm" presentation:class="outline">
          <draw:text-box>
            <text:list text:style-name="L3">
              <text:list-item>
                <text:p>Extremamente ineficiente, já que processa todos os frames (isso poderia ser melhorado com o uso de heuristicas).</text:p>
                <text:p/>
              </text:list-item>
              <text:list-item>
                <text:p>Deixa o bitstream grande demais, principalmente se o vídeo estiver em alta resolução e o objeto de interesse for muito grande. Em um pior caso (sempre existir um objeto de interesse) o bitstream poderia chegar perto de ter o mesmo tamanho, ou ser até maior que o vídeo original.</text:p>
              </text:list-item>
            </text:list>
          </draw:text-box>
        </draw:frame>
        <presentation:notes draw:style-name="dp2">
          <draw:page-thumbnail draw:style-name="gr1" draw:layer="layout" svg:width="12.716cm" svg:height="9.537cm" svg:x="4.436cm" svg:y="2.791cm" draw:page-number="20" presentation:class="page"/>
          <draw:frame presentation:style-name="pr6" draw:layer="layout" svg:width="15.02cm" svg:height="10.588cm" svg:x="3.292cm" svg:y="13.255cm" presentation:class="notes" presentation:placeholder="true">
            <draw:text-box/>
          </draw:frame>
        </presentation:notes>
      </draw:page>
      <draw:page draw:name="page21" draw:style-name="dp1" draw:master-page-name="lisha-clear" presentation:presentation-page-layout-name="AL2T1">
        <office:forms form:automatic-focus="false" form:apply-design-mode="false"/>
        <draw:frame presentation:style-name="pr7" draw:text-style-name="P12" draw:layer="layout" svg:width="23.495cm" svg:height="1.906cm" svg:x="0.635cm" svg:y="0.635cm" presentation:class="title" presentation:user-transformed="true">
          <draw:text-box>
            <text:p><text:span text:style-name="T9">Extração de metadados - possibilidades</text:span></text:p>
          </draw:text-box>
        </draw:frame>
        <draw:frame presentation:style-name="pr8" draw:layer="layout" svg:width="26.67cm" svg:height="15.876cm" svg:x="0.635cm" svg:y="3.81cm" presentation:class="outline">
          <draw:text-box>
            <text:list text:style-name="L3">
              <text:list-header>
                <text:p/>
              </text:list-header>
              <text:list-item>
                <text:p>Até o momento surgiram 3 idéias.</text:p>
              </text:list-item>
            </text:list>
          </draw:text-box>
        </draw:frame>
        <presentation:notes draw:style-name="dp2">
          <draw:page-thumbnail draw:style-name="gr1" draw:layer="layout" svg:width="12.716cm" svg:height="9.537cm" svg:x="4.436cm" svg:y="2.791cm" draw:page-number="21" presentation:class="page"/>
          <draw:frame presentation:style-name="pr6" draw:layer="layout" svg:width="15.02cm" svg:height="10.588cm" svg:x="3.292cm" svg:y="13.255cm" presentation:class="notes" presentation:placeholder="true">
            <draw:text-box/>
          </draw:frame>
        </presentation:notes>
      </draw:page>
      <draw:page draw:name="page22"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Demo utilizando imagens RAW</text:p>
          </draw:text-box>
        </draw:frame>
        <draw:frame presentation:style-name="pr8" draw:text-style-name="P12" draw:layer="layout" svg:width="26.67cm" svg:height="15.876cm" svg:x="0.635cm" svg:y="3.81cm" presentation:class="outline">
          <draw:text-box>
            <text:list text:style-name="L3">
              <text:list-item>
                <text:p><text:span text:style-name="T9">Uma idéia é expandir a extração de imagens raw, salvando junto com a imagem raw o timestamp em que o padrão foi detectado.</text:span></text:p>
                <text:p><text:span text:style-name="T9"/></text:p>
              </text:list-item>
              <text:list-item>
                <text:p><text:span text:style-name="T9">Com essa informação é possível criar um demo que a partir do bitstream com os metadados inseridos crie um arquivo de indíce, exibindo o vídeo e todos os objetos de interesse, ao selecionar um objeto de interesse o aplicativo exibe o trecho do vídeo onde aquele objeto foi detectado.</text:span></text:p>
              </text:list-item>
            </text:list>
          </draw:text-box>
        </draw:frame>
        <presentation:notes draw:style-name="dp2">
          <draw:page-thumbnail draw:style-name="gr1" draw:layer="layout" svg:width="12.716cm" svg:height="9.537cm" svg:x="4.436cm" svg:y="2.791cm" draw:page-number="22" presentation:class="page"/>
          <draw:frame presentation:style-name="pr6" draw:layer="layout" svg:width="15.02cm" svg:height="10.588cm" svg:x="3.292cm" svg:y="13.255cm" presentation:class="notes" presentation:placeholder="true">
            <draw:text-box/>
          </draw:frame>
        </presentation:notes>
      </draw:page>
      <draw:page draw:name="page23"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Demo utilizando imagens RAW</text:p>
          </draw:text-box>
        </draw:frame>
        <draw:frame presentation:style-name="pr8" draw:layer="layout" svg:width="26.67cm" svg:height="15.876cm" svg:x="0.635cm" svg:y="3.81cm" presentation:class="outline" presentation:user-transformed="true">
          <draw:text-box>
            <text:list text:style-name="L3">
              <text:list-item>
                <text:p><text:span text:style-name="T11">Seria necessário desenvolver heuristicas para evitar a detecção repetida do mesmo objeto. O mesmo objeto não deve ser detectado mais de uma vez a não ser que ele saia por completo do vídeo e retorne em outro momento.</text:span></text:p>
                <text:p><text:span text:style-name="T11"/></text:p>
              </text:list-item>
              <text:list-item>
                <text:p><text:span text:style-name="T11">Seria um demo útil na análise de longos trechos de vídeo, principalmente em aplicações que envolvam segurança é útil analisar os trechos de vídeo onde existe um objeto de interesse ao invés de analisar todo o trecho de vídeo (pode envolver dias de vídeo armazenados, sendo que o trecho de interesse pode ter apenas alguns segundos).</text:span></text:p>
                <text:p><text:span text:style-name="T11"/></text:p>
              </text:list-item>
              <text:list-item>
                <text:p><text:span text:style-name="T11">Não utiliza os algoritmos já existentes no H.264, fugindo da idéia original do trabalho.</text:span></text:p>
              </text:list-item>
            </text:list>
          </draw:text-box>
        </draw:frame>
        <presentation:notes draw:style-name="dp2">
          <draw:page-thumbnail draw:style-name="gr1" draw:layer="layout" svg:width="12.716cm" svg:height="9.537cm" svg:x="4.436cm" svg:y="2.791cm" draw:page-number="23" presentation:class="page"/>
          <draw:frame presentation:style-name="pr6" draw:layer="layout" svg:width="15.02cm" svg:height="10.588cm" svg:x="3.292cm" svg:y="13.255cm" presentation:class="notes" presentation:placeholder="true">
            <draw:text-box/>
          </draw:frame>
        </presentation:notes>
      </draw:page>
      <draw:page draw:name="page24"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Extrair recursos Haar dos frames</text:p>
          </draw:text-box>
        </draw:frame>
        <draw:frame presentation:style-name="pr8" draw:text-style-name="P15" draw:layer="layout" svg:width="26.67cm" svg:height="15.876cm" svg:x="0.635cm" svg:y="3.81cm" presentation:class="outline">
          <draw:text-box>
            <text:list text:style-name="L3">
              <text:list-item>
                <text:p><text:span text:style-name="T11">Visto que a entrada do Classificador em cascata do OpenCV são recursos Haar (não todos, mas um subconjunto desses recursos), esses recursos poderiam ser extraidos de cada frame e salvos como metadado no bitstream.</text:span></text:p>
                <text:p><text:span text:style-name="T11"/></text:p>
              </text:list-item>
              <text:list-item>
                <text:p><text:span text:style-name="T11">Esse se alinha mais com o objetivo inicial do trabalho, que era estudar um algoritmo de detecção de padrões, isolar a entrada do algoritmo e extrair as informações antes que elas se perdessem no processo de codificação.</text:span></text:p>
                <text:p><text:span text:style-name="T11"/></text:p>
              </text:list-item>
              <text:list-item>
                <text:p><text:span text:style-name="T11">No encoder não é levado em consideração qual é o objeto de interesse, a aplicação cliente (que trabalhará no bitstream) é que decidirá qual o objeto de interesse. Dessa maneira os metadados são mais flexíveis/genéricos.</text:span></text:p>
              </text:list-item>
            </text:list>
          </draw:text-box>
        </draw:frame>
        <presentation:notes draw:style-name="dp2">
          <draw:page-thumbnail draw:style-name="gr1" draw:layer="layout" svg:width="12.716cm" svg:height="9.537cm" svg:x="4.436cm" svg:y="2.791cm" draw:page-number="24" presentation:class="page"/>
          <draw:frame presentation:style-name="pr6" draw:layer="layout" svg:width="15.02cm" svg:height="10.588cm" svg:x="3.292cm" svg:y="13.255cm" presentation:class="notes" presentation:placeholder="true">
            <draw:text-box/>
          </draw:frame>
        </presentation:notes>
      </draw:page>
      <draw:page draw:name="page25"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Extrair recursos Haar dos frames</text:p>
          </draw:text-box>
        </draw:frame>
        <draw:frame presentation:style-name="pr8" draw:text-style-name="P19" draw:layer="layout" svg:width="26.67cm" svg:height="16.129cm" svg:x="0.635cm" svg:y="3.81cm" presentation:class="outline" presentation:user-transformed="true">
          <draw:text-box>
            <text:list text:style-name="L3">
              <text:list-item>
                <text:p><text:span text:style-name="T12">Essa opção não utiliza os algoritmos do H.264.</text:span></text:p>
                <text:p><text:span text:style-name="T12"/></text:p>
              </text:list-item>
              <text:list-item>
                <text:p><text:span text:style-name="T12">Seria necessário extrair os recursos Haar de todos os frames, já que não sabemos em qual frame pode existir um objeto de interesse.</text:span></text:p>
                <text:p><text:span text:style-name="T12"/></text:p>
              </text:list-item>
              <text:list-item>
                <text:p><text:span text:style-name="T12">Diminui a complexidade do processamento no codificador, porém aumenta a complexidade do decoder do cliente que tem de utilizar os recursos Haar para identificar um objeto de interesse.</text:span></text:p>
                <text:p><text:span text:style-name="T12"/></text:p>
              </text:list-item>
              <text:list-item>
                <text:p><text:span text:style-name="T12">Seria necessário isolar no OpenCV a API que trabalha com os recursos Haar. A API pública atual trabalha apenas com imagens e não diretamente com recursos Haar.</text:span></text:p>
                <text:p><text:span text:style-name="T12"/></text:p>
              </text:list-item>
              <text:list-item>
                <text:p><text:span text:style-name="T12">Metadados serão úteis somente a algoritmos que trabalham com recursos Haar.</text:span></text:p>
                <text:p><text:span text:style-name="T12"/></text:p>
              </text:list-item>
            </text:list>
          </draw:text-box>
        </draw:frame>
        <presentation:notes draw:style-name="dp2">
          <draw:page-thumbnail draw:style-name="gr1" draw:layer="layout" svg:width="12.716cm" svg:height="9.537cm" svg:x="4.436cm" svg:y="2.791cm" draw:page-number="25" presentation:class="page"/>
          <draw:frame presentation:style-name="pr6" draw:layer="layout" svg:width="15.02cm" svg:height="10.588cm" svg:x="3.292cm" svg:y="13.255cm" presentation:class="notes" presentation:placeholder="true">
            <draw:text-box/>
          </draw:frame>
        </presentation:notes>
      </draw:page>
      <draw:page draw:name="page26"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Object tracking</text:p>
          </draw:text-box>
        </draw:frame>
        <draw:frame presentation:style-name="pr8" draw:layer="layout" svg:width="26.67cm" svg:height="15.876cm" svg:x="0.635cm" svg:y="3.81cm" presentation:class="outline">
          <draw:text-box>
            <text:list text:style-name="L3">
              <text:list-item>
                <text:p>Utilizando OpenCV junto com os algoritmos de estimativa de movimento do H.264 seria possível detectar a presença de um objeto de interesse e após determinar a região onde se encontra esse objeto de interesse utilizar os vetores de movimento calculados pelo H.264 para realizar o tracking do objeto.</text:p>
                <text:p/>
              </text:list-item>
              <text:list-item>
                <text:p>Une de maneira útil o OpenCV com algoritmos já existentes dentro do H.264 para produzir object tracking.</text:p>
              </text:list-item>
            </text:list>
          </draw:text-box>
        </draw:frame>
        <presentation:notes draw:style-name="dp2">
          <draw:page-thumbnail draw:style-name="gr1" draw:layer="layout" svg:width="12.716cm" svg:height="9.537cm" svg:x="4.436cm" svg:y="2.791cm" draw:page-number="26" presentation:class="page"/>
          <draw:frame presentation:style-name="pr6" draw:layer="layout" svg:width="15.02cm" svg:height="10.588cm" svg:x="3.292cm" svg:y="13.255cm" presentation:class="notes" presentation:placeholder="true">
            <draw:text-box/>
          </draw:frame>
        </presentation:notes>
      </draw:page>
      <draw:page draw:name="page27"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Object tracking</text:p>
          </draw:text-box>
        </draw:frame>
        <draw:frame presentation:style-name="pr8" draw:layer="layout" svg:width="26.67cm" svg:height="16.873cm" svg:x="0.635cm" svg:y="3.81cm" presentation:class="outline" presentation:user-transformed="true">
          <draw:text-box>
            <text:list text:style-name="L3">
              <text:list-item>
                <text:p>Metadado inserido seria a região retangular que contem um objeto de interesse, o timestamp e um identificador único para o objeto (poderiamos ter vários no mesmo frame). O decoder poderia utilizar a informação da maneira que desejar (desenhar percurso do objeto ou simplesmente desenhar o retângulo na imagem).</text:p>
                <text:p/>
              </text:list-item>
              <text:list-item>
                <text:p>Não seria necessário executar o classificador em todos os frames, apenas quando fosse necessário.</text:p>
                <text:p/>
              </text:list-item>
            </text:list>
          </draw:text-box>
        </draw:frame>
        <presentation:notes draw:style-name="dp2">
          <draw:page-thumbnail draw:style-name="gr1" draw:layer="layout" svg:width="12.716cm" svg:height="9.537cm" svg:x="4.436cm" svg:y="2.791cm" draw:page-number="27" presentation:class="page"/>
          <draw:frame presentation:style-name="pr6" draw:layer="layout" svg:width="15.02cm" svg:height="10.588cm" svg:x="3.292cm" svg:y="13.255cm" presentation:class="notes" presentation:placeholder="true">
            <draw:text-box/>
          </draw:frame>
        </presentation:notes>
      </draw:page>
      <draw:page draw:name="page28"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Object tracking</text:p>
          </draw:text-box>
        </draw:frame>
        <draw:frame presentation:style-name="pr8" draw:layer="layout" svg:width="26.67cm" svg:height="15.876cm" svg:x="0.635cm" svg:y="3.81cm" presentation:class="outline" presentation:user-transformed="true">
          <draw:text-box>
            <text:list text:style-name="L3">
              <text:list-item>
                <text:p>Esta é a opção que deixa o codificador mais complexo, pois envolve realizar toda a classificação com OpenCV e amarrar as informações com vetores de movimento do H.264.</text:p>
                <text:p/>
              </text:list-item>
              <text:list-item>
                <text:p>Como saber se uma região que está sendo feito o tracking ainda contém o objeto de interesse ?</text:p>
              </text:list-item>
            </text:list>
          </draw:text-box>
        </draw:frame>
        <presentation:notes draw:style-name="dp2">
          <draw:page-thumbnail draw:style-name="gr1" draw:layer="layout" svg:width="12.716cm" svg:height="9.537cm" svg:x="4.436cm" svg:y="2.791cm" draw:page-number="28" presentation:class="page"/>
          <draw:frame presentation:style-name="pr6" draw:layer="layout" svg:width="15.02cm" svg:height="10.588cm" svg:x="3.292cm" svg:y="13.25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fo:font-weight="bold"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Nimbus Sans L'" style:font-style-name="Regular"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style>
    <style:style style:name="Table_20_Contents" style:display-name="Table Contents" style:family="graphic">
      <style:paragraph-properties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style>
    <style:style style:name="Table_20_Heading" style:display-name="Table Heading" style:family="graphic">
      <style:paragraph-properties fo:text-align="center" style:text-autospace="none"/>
      <style:text-properties style:use-window-font-color="true" fo:font-family="'Nimbus Roman No9 L'" style:font-family-generic="roman" style:font-pitch="variable" fo:font-size="21.2000007629395pt" fo:language="en" fo:country="US" fo:font-style="italic" fo:font-weight="bold"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font-style-complex="italic" style:font-weight-complex="bold"/>
    </style:style>
    <style:style style:name="Body_20_Text" style:display-name="Body Text" style:family="graphic">
      <style:paragraph-properties fo:margin-top="0cm" fo:margin-bottom="0.374cm"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Nimbus Roman No9 L'" style:font-family-generic="roman" style:font-pitch="variable" fo:font-size="21.2000007629395pt" fo:language="en" fo:country="US" fo:font-style="italic" style:font-family-asian="'Bitstream Vera Sans'" style:font-family-generic-asian="swiss" style:font-pitch-asian="variable" style:language-asian="en" style:country-asian="US" style:font-family-complex="'Luxi Sans'" style:font-family-generic-complex="swiss" style:font-size-complex="21.2000007629395pt" style:font-style-complex="italic"/>
    </style:style>
    <style:style style:name="Index" style:family="graphic">
      <style:paragraph-properties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size-complex="21.2000007629395pt"/>
    </style:style>
    <style:style style:name="lisha-clear-background" style:family="presentation">
      <style:graphic-properties draw:stroke="none" draw:fill="none"/>
    </style:style>
    <style:style style:name="lisha-clear-backgroundobjects" style:family="presentation">
      <style:graphic-properties draw:shadow="hidden" draw:shadow-offset-x="0.3cm" draw:shadow-offset-y="0.3cm" draw:shadow-color="#808080"/>
    </style:style>
    <style:style style:name="lisha-clear-notes" style:family="presentation">
      <style:graphic-properties draw:stroke="none" draw:fill="none"/>
      <style:text-properties fo:color="#000000" style:text-outline="false" style:text-line-through-style="none" fo:font-family="Arial" style:font-family-generic="swiss" style:font-pitch="variable" fo:font-size="24pt" fo:font-style="normal" fo:text-shadow="none" style:text-underline-style="none" fo:font-weight="normal"/>
    </style:style>
    <style:style style:name="lisha-clear-outline1" style:family="presentation">
      <style:graphic-properties draw:stroke="none" draw:fill="none">
        <text:list-style style:name="lisha-clear-outline1">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Nimbus Sans L'" style:font-pitch="variable" fo:font-size="32pt" fo:font-style="normal" fo:text-shadow="none" style:text-underline-style="none" fo:font-weight="normal"/>
    </style:style>
    <style:style style:name="lisha-clear-outline2" style:family="presentation" style:parent-style-name="lisha-clear-outline1">
      <style:paragraph-properties fo:margin-left="0cm" fo:margin-right="0cm" fo:margin-top="0cm" fo:margin-bottom="0cm" fo:text-indent="0cm"/>
      <style:text-properties fo:color="#000000" fo:font-family="'Nimbus Sans L'" style:font-pitch="variable" fo:font-size="28pt"/>
    </style:style>
    <style:style style:name="lisha-clear-outline3" style:family="presentation" style:parent-style-name="lisha-clear-outline2">
      <style:paragraph-properties fo:margin-left="0cm" fo:margin-right="0cm" fo:margin-top="0cm" fo:margin-bottom="0cm" fo:text-indent="0cm"/>
      <style:text-properties fo:color="#000000" fo:font-family="'Nimbus Sans L'" style:font-pitch="variable" fo:font-size="24pt"/>
    </style:style>
    <style:style style:name="lisha-clear-outline4" style:family="presentation" style:parent-style-name="lisha-clear-outline3">
      <style:paragraph-properties fo:margin-left="0cm" fo:margin-right="0cm" fo:margin-top="0cm" fo:margin-bottom="0cm" fo:text-indent="0cm"/>
      <style:text-properties fo:color="#000000" fo:font-family="'Nimbus Sans L'" style:font-pitch="variable" fo:font-size="20pt"/>
    </style:style>
    <style:style style:name="lisha-clear-outline5" style:family="presentation" style:parent-style-name="lisha-clear-outline4">
      <style:paragraph-properties fo:margin-left="0cm" fo:margin-right="0cm" fo:margin-top="0cm" fo:margin-bottom="0cm" fo:text-indent="0cm"/>
      <style:text-properties fo:color="#000000" fo:font-family="'Nimbus Sans L'" style:font-pitch="variable" fo:font-size="20pt"/>
    </style:style>
    <style:style style:name="lisha-clear-outline6" style:family="presentation" style:parent-style-name="lisha-clear-outline5">
      <style:paragraph-properties fo:margin-left="0cm" fo:margin-right="0cm" fo:margin-top="0cm" fo:margin-bottom="0cm" fo:text-indent="0cm"/>
      <style:text-properties fo:color="#000000" fo:font-family="'Nimbus Sans L'" style:font-pitch="variable" fo:font-size="20pt"/>
    </style:style>
    <style:style style:name="lisha-clear-outline7" style:family="presentation" style:parent-style-name="lisha-clear-outline6">
      <style:paragraph-properties fo:margin-left="0cm" fo:margin-right="0cm" fo:margin-top="0cm" fo:margin-bottom="0cm" fo:text-indent="0cm"/>
      <style:text-properties fo:color="#000000" fo:font-family="'Nimbus Sans L'" style:font-pitch="variable" fo:font-size="20pt"/>
    </style:style>
    <style:style style:name="lisha-clear-outline8" style:family="presentation" style:parent-style-name="lisha-clear-outline7">
      <style:paragraph-properties fo:margin-left="0cm" fo:margin-right="0cm" fo:margin-top="0cm" fo:margin-bottom="0cm" fo:text-indent="0cm"/>
      <style:text-properties fo:color="#000000" fo:font-family="'Nimbus Sans L'" style:font-pitch="variable" fo:font-size="20pt"/>
    </style:style>
    <style:style style:name="lisha-clear-outline9" style:family="presentation" style:parent-style-name="lisha-clear-outline8">
      <style:paragraph-properties fo:margin-left="0cm" fo:margin-right="0cm" fo:margin-top="0cm" fo:margin-bottom="0cm" fo:text-indent="0cm"/>
      <style:text-properties fo:color="#000000" fo:font-family="'Nimbus Sans L'" style:font-pitch="variable" fo:font-size="20pt"/>
    </style:style>
    <style:style style:name="lisha-clear-subtitle" style:family="presentation">
      <style:graphic-properties draw:stroke="none" draw:fill="none" draw:textarea-vertical-align="middle">
        <text:list-style style:name="lisha-clear-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cm"/>
      <style:text-properties fo:color="#000000" style:text-outline="false" style:text-line-through-style="none" fo:font-family="Arial" style:font-family-generic="swiss" style:font-pitch="variable" fo:font-size="32pt" fo:font-style="normal" fo:text-shadow="none" style:text-underline-style="none" fo:font-weight="normal"/>
    </style:style>
    <style:style style:name="lisha-clear-title" style:family="presentation">
      <style:graphic-properties draw:stroke="none" draw:fill="none" draw:textarea-vertical-align="middle">
        <text:list-style style:name="lisha-clea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fo:color="#004a4a" style:text-outline="false" style:text-line-through-style="none" fo:font-family="'Nimbus Sans L'" style:font-pitch="variable" fo:font-size="40pt" fo:font-style="normal" fo:text-shadow="none" style:text-underline-style="none" fo:font-weight="bold" style:font-size-asian="24pt" style:font-size-complex="24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true" fo:min-height="1.112cm" fo:min-width="0.002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lisha-clear-title" style:list-style-name="ML1">
      <style:graphic-properties draw:stroke="none" draw:fill="none" draw:fill-color="#ffffff" draw:textarea-vertical-align="middle" draw:auto-grow-height="false" fo:min-height="3.507cm"/>
    </style:style>
    <style:style style:name="Mpr2" style:family="presentation" style:parent-style-name="lisha-clear-outline1" style:list-style-name="ML4">
      <style:graphic-properties draw:stroke="none" draw:fill="none" draw:fill-color="#ffffff" draw:auto-grow-height="false" fo:min-height="13.23cm"/>
    </style:style>
    <style:style style:name="MP1" style:family="paragraph">
      <style:paragraph-properties fo:margin-left="0cm" fo:margin-right="0cm" fo:text-indent="0cm"/>
    </style:style>
    <style:style style:name="MP2" style:family="paragraph">
      <style:paragraph-properties text:enable-numbering="false" fo:margin-left="0cm" fo:margin-right="0cm" fo:text-align="center" fo:text-indent="0cm"/>
      <style:text-properties fo:color="#000000" style:text-outline="false" style:text-line-through-style="none" fo:font-family="Arial" style:font-family-generic="swiss" style:font-pitch="variable" fo:font-size="40pt" fo:font-style="normal" fo:text-shadow="none" style:text-underline-style="none" fo:font-weight="normal"/>
    </style:style>
    <style:style style:name="MP3" style:family="paragraph">
      <style:paragraph-properties text:enable-numbering="true" fo:margin-left="1.2cm" fo:margin-right="0cm" fo:margin-top="0cm" fo:margin-bottom="0.5cm" fo:text-align="start" fo:text-indent="-0.9cm"/>
      <style:text-properties fo:color="#000000" style:text-outline="false" style:text-line-through-style="none" fo:font-family="Arial" style:font-family-generic="swiss" style:font-pitch="variable" fo:font-size="32pt" fo:font-style="normal" fo:text-shadow="none" style:text-underline-style="none" fo:font-weight="normal"/>
    </style:style>
    <style:style style:name="MP4" style:family="paragraph">
      <style:paragraph-properties fo:text-align="center"/>
    </style:style>
    <style:style style:name="MP5" style:family="paragraph">
      <style:paragraph-properties fo:margin-left="0cm" fo:margin-right="0cm" fo:text-align="end" fo:text-indent="0cm"/>
    </style:style>
    <style:style style:name="MP6" style:family="paragraph">
      <style:paragraph-properties fo:margin-left="0cm" fo:margin-right="0cm" fo:text-align="center" fo:text-indent="0cm"/>
    </style:style>
    <style:style style:name="MT1" style:family="text">
      <style:text-properties fo:font-size="12pt" style:font-size-asian="12pt" style:font-size-complex="12pt"/>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4cm" svg:height="6.61cm" svg:x="3.76cm" svg:y="2.938cm" draw:page-number="1"/>
      <draw:page-thumbnail draw:layer="backgroundobjects" svg:width="8.814cm" svg:height="6.61cm" svg:x="17.126cm" svg:y="2.938cm"/>
      <draw:page-thumbnail draw:layer="backgroundobjects" svg:width="8.814cm" svg:height="6.61cm" svg:x="3.76cm" svg:y="11.439cm"/>
      <draw:page-thumbnail draw:layer="backgroundobjects" svg:width="8.814cm" svg:height="6.61cm" svg:x="17.126cm" svg:y="11.439cm"/>
    </style:handout-master>
    <style:master-page style:name="lisha-clear" style:page-layout-name="PM1" draw:style-name="Mdp1">
      <draw:frame presentation:style-name="Mpr1" draw:text-style-name="MP2" draw:layer="backgroundobjects" svg:width="23.495cm" svg:height="1.905cm" svg:x="0.635cm" svg:y="0.635cm" presentation:class="title">
        <draw:text-box>
          <text:p text:style-name="MP1">Click to edit the title text format</text:p>
        </draw:text-box>
      </draw:frame>
      <draw:frame presentation:style-name="Mpr2" draw:text-style-name="MP3" draw:layer="backgroundobjects" svg:width="26.67cm" svg:height="15.875cm" svg:x="0.635cm" svg:y="3.81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layer="backgroundobjects" svg:width="0.002cm" svg:height="1.112cm" svg:x="0cm" svg:y="6.762cm">
        <draw:text-box>
          <text:p/>
        </draw:text-box>
      </draw:frame>
      <draw:frame draw:style-name="Mgr2" draw:text-style-name="MP4" draw:layer="backgroundobjects" svg:width="2.876cm" svg:height="1.917cm" svg:x="24.429cm" svg:y="0.635cm">
        <draw:image xlink:href="Pictures/100000000000008B0000005DFAC44491.png" xlink:type="simple" xlink:show="embed" xlink:actuate="onLoad">
          <text:p/>
        </draw:image>
      </draw:frame>
      <draw:frame draw:style-name="Mgr3" draw:text-style-name="MP1" draw:layer="backgroundobjects" svg:width="7.42cm" svg:height="0.53cm" svg:x="0.7cm" svg:y="20cm">
        <draw:text-box>
          <text:p text:style-name="MP1"><text:span text:style-name="MT1">Date</text:span></text:p>
        </draw:text-box>
      </draw:frame>
      <draw:frame draw:style-name="Mgr3" draw:text-style-name="MP1" draw:layer="backgroundobjects" svg:width="7.42cm" svg:height="0.53cm" svg:x="20cm" svg:y="20cm">
        <draw:text-box>
          <text:p text:style-name="MP5"><text:span text:style-name="MT1"><text:page-number>&lt;número&gt;</text:page-number></text:span></text:p>
        </draw:text-box>
      </draw:frame>
      <draw:frame draw:style-name="Mgr3" draw:text-style-name="MP1" draw:layer="backgroundobjects" svg:width="15.24cm" svg:height="0.53cm" svg:x="6.35cm" svg:y="20cm">
        <draw:text-box>
          <text:p text:style-name="MP6"><text:span text:style-name="MT1">author (http://www.lisha.ufsc.br)</text:span></text:p>
        </draw:text-box>
      </draw:frame>
      <presentation:notes style:page-layout-name="PM2">
        <draw:page-thumbnail presentation:style-name="lisha-clear-title" draw:layer="backgroundobjects" svg:width="12.716cm" svg:height="9.537cm" svg:x="4.436cm" svg:y="2.791cm" presentation:class="page"/>
        <draw:frame presentation:style-name="lisha-clear-notes" draw:layer="backgroundobjects" svg:width="15.02cm" svg:height="10.587cm" svg:x="3.292cm" svg:y="13.25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meta:creation-date>2008-04-26T10:15:33</meta:creation-date>
    <dc:creator>Tiago Katcipis</dc:creator>
    <dc:date>2011-04-19T08:51:56</dc:date>
    <meta:editing-cycles>151</meta:editing-cycles>
    <meta:editing-duration>PT18H19M11S</meta:editing-duration>
    <meta:document-statistic meta:object-count="125"/>
    <meta:user-defined meta:name="Info 1"/>
    <meta:user-defined meta:name="Info 2"/>
    <meta:user-defined meta:name="Info 3"/>
    <meta:user-defined meta:name="Info 4"/>
  </office:meta>
</office:document-meta>
</file>